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dbda" officeooo:paragraph-rsid="0005dbda"/>
    </style:style>
    <style:style style:name="P2" style:family="paragraph" style:parent-style-name="Standard">
      <style:paragraph-properties fo:text-align="start" style:justify-single-word="false"/>
      <style:text-properties officeooo:rsid="0005dbda" officeooo:paragraph-rsid="0005dbda"/>
    </style:style>
    <style:style style:name="P3" style:family="paragraph" style:parent-style-name="Standard">
      <style:paragraph-properties fo:text-align="start" style:justify-single-word="false"/>
      <style:text-properties officeooo:rsid="0005dbda" officeooo:paragraph-rsid="00079740"/>
    </style:style>
    <style:style style:name="P4" style:family="paragraph" style:parent-style-name="Standard">
      <style:paragraph-properties fo:text-align="start" style:justify-single-word="false"/>
      <style:text-properties officeooo:paragraph-rsid="00079740"/>
    </style:style>
    <style:style style:name="P5" style:family="paragraph" style:parent-style-name="Standard">
      <style:paragraph-properties fo:text-align="start" style:justify-single-word="false"/>
      <style:text-properties officeooo:rsid="0005dbda" officeooo:paragraph-rsid="0005dbda"/>
    </style:style>
    <style:style style:name="T1" style:family="text">
      <style:text-properties officeooo:rsid="00093fe4"/>
    </style:style>
    <style:style style:name="T2" style:family="text">
      <style:text-properties officeooo:rsid="00091f96"/>
    </style:style>
    <style:style style:name="T3" style:family="text">
      <style:text-properties officeooo:rsid="000a4f9b"/>
    </style:style>
    <style:style style:name="T4" style:family="text">
      <style:text-properties officeooo:rsid="000aee57"/>
    </style:style>
    <style:style style:name="T5" style:family="text">
      <style:text-properties officeooo:rsid="000c3102"/>
    </style:style>
    <style:style style:name="T6" style:family="text">
      <style:text-properties officeooo:rsid="0005dbda"/>
    </style:style>
    <style:style style:name="T7" style:family="text">
      <style:text-properties officeooo:rsid="000c3558"/>
    </style:style>
    <style:style style:name="T8" style:family="text">
      <style:text-properties officeooo:rsid="000da0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NET DE BORD </text:p>
      <text:p text:style-name="P1"/>
      <text:p text:style-name="P1"/>
      <text:p text:style-name="P2"/>
      <text:p text:style-name="P2"/>
      <text:p text:style-name="P2">Mercredi 9/12 : <text:s/>- Confection de la maquette 464E67</text:p>
      <text:p text:style-name="P2"/>
      <text:p text:style-name="P3">Jeudi 10/12 : - <text:span text:style-name="T1">Finition de la maquette, </text:span></text:p>
      <text:p text:style-name="P4"><text:span text:style-name="T1"><text:s text:c="22"/>- Création de la page </text:span><text:span text:style-name="T4">HTML</text:span><text:span text:style-name="T1">, </text:span><text:span text:style-name="T4">CSS</text:span><text:span text:style-name="T1">, </text:span><text:span text:style-name="T4">JS</text:span></text:p>
      <text:p text:style-name="P4"><text:span text:style-name="T6"><text:s text:c="22"/>- </text:span><text:span text:style-name="T1">Ajout </text:span><text:span text:style-name="T3">couleur de fond, </text:span><text:span text:style-name="T1"><text:s/></text:span><text:span text:style-name="T5">header</text:span><text:span text:style-name="T3"> et footer </text:span></text:p>
      <text:p text:style-name="P3"><text:s text:c="22"/>- <text:span text:style-name="T2">Premier commit sur Github</text:span></text:p>
      <text:p text:style-name="P3"><text:s text:c="22"/>- <text:span text:style-name="T3">Création de la branche « </text:span><text:span text:style-name="T5">structure </text:span><text:span text:style-name="T3">» </text:span><text:span text:style-name="T7">et commit</text:span></text:p>
      <text:p text:style-name="P3"/>
      <text:p text:style-name="P3"/>
      <text:p text:style-name="P2">Vendredi 11/12 : - <text:span text:style-name="T5">Finition header et footer </text:span></text:p>
      <text:p text:style-name="P2"><text:s text:c="28"/>- <text:span text:style-name="T5">Ajout images</text:span> </text:p>
      <text:p text:style-name="P2"><text:s text:c="28"/>- <text:span text:style-name="T5">Création de la branche « images » et commit </text:span></text:p>
      <text:p text:style-name="P2"/>
      <text:p text:style-name="P2"/>
      <text:p text:style-name="P2">Lundi 12/12 : <text:s/>- <text:span text:style-name="T7">Ajout aside, barre de recherche et icônes réseaux sociaux</text:span></text:p>
      <text:p text:style-name="P2"><text:s text:c="24"/>- <text:span text:style-name="T7">Création de la branche « aside » et commit </text:span></text:p>
      <text:p text:style-name="P2"><text:s text:c="24"/>- <text:span text:style-name="T8">Création de la deuxième page (Maxime Le Forestier)</text:span></text:p>
      <text:p text:style-name="P2"/>
      <text:p text:style-name="P2">Mardi 13/12 :</text:p>
      <text:p text:style-name="P2"/>
      <text:p text:style-name="P2">Mercredi 14/12 :</text:p>
      <text:p text:style-name="P2"/>
      <text:p text:style-name="P2">Jeudi 15/12 :</text:p>
      <text:p text:style-name="P2"/>
      <text:p text:style-name="P2">Vendredi 16/12 :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09:41:37.024605922</meta:creation-date>
    <dc:date>2020-12-14T10:57:04.993375096</dc:date>
    <meta:editing-duration>PT6H50M27S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1" meta:paragraph-count="17" meta:word-count="116" meta:character-count="787" meta:non-whitespace-character-count="486"/>
  </office:meta>
</office:document-meta>
</file>